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okAndFeelCommand.doAction( ActionEvent ev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okAndFeelCommand.LookAndFeel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okAndFeelComman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